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2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5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Blue_20_lines">
      <style:graphic-properties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2" style:family="graphic" style:parent-style-name="Blue_20_lines">
      <style:graphic-properties svg:stroke-color="#ff0000" draw:marker-end-width="0.3cm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3.5cm" svg:height="1.5cm" svg:x="8cm" svg:y="27cm">
          <text:p text:style-name="P1"><text:span text:style-name="T1">Live Alien</text:span></text:p>
        </draw:rect>
        <draw:circle draw:style-name="gr2" draw:text-style-name="P1" draw:id="id2" draw:layer="layout" svg:width="1.5cm" svg:height="1.5cm" svg:x="13.5cm" svg:y="27cm">
          <text:p text:style-name="P1"><text:span text:style-name="T1">And</text:span></text:p>
        </draw:circle>
        <draw:connector draw:style-name="gr3" draw:text-style-name="P2" draw:layer="layout" svg:x1="11.5cm" svg:y1="27.75cm" svg:x2="13.5cm" svg:y2="27.75cm" draw:start-shape="id1" draw:start-glue-point="1" draw:end-shape="id2" draw:end-glue-point="3">
          <text:p/>
        </draw:connector>
        <draw:rect draw:style-name="gr4" draw:text-style-name="P3" draw:id="id51" draw:layer="layout" svg:width="3.5cm" svg:height="1.5cm" svg:x="48.5cm" svg:y="24.5cm">
          <text:p text:style-name="P3">UFO - Corrupter</text:p>
        </draw:rect>
        <draw:rect draw:style-name="gr5" draw:text-style-name="P1" draw:id="id3" draw:layer="layout" svg:width="3.5cm" svg:height="1.5cm" svg:x="17cm" svg:y="27cm">
          <text:p text:style-name="P1"><text:span text:style-name="T1">Anti-Alien Gas</text:span></text:p>
        </draw:rect>
        <draw:connector draw:style-name="gr6" draw:text-style-name="P2" draw:layer="layout" svg:x1="15cm" svg:y1="27.75cm" svg:x2="17cm" svg:y2="27.75cm" draw:start-shape="id2" draw:start-glue-point="1" draw:end-shape="id3">
          <text:p/>
        </draw:connector>
        <draw:rect draw:style-name="gr7" draw:text-style-name="P3" draw:id="id42" draw:layer="layout" svg:width="3.5cm" svg:height="1.5cm" svg:x="44cm" svg:y="56.5cm">
          <text:p text:style-name="P3">Human-alien</text:p>
          <text:p text:style-name="P3">Hybrid Armours</text:p>
        </draw:rect>
        <draw:rect draw:style-name="gr8" draw:text-style-name="P3" draw:id="id6" draw:layer="layout" svg:width="3.5cm" svg:height="1.5cm" svg:x="8cm" svg:y="32cm">
          <text:p text:style-name="P3">Alien Autopsy - </text:p>
          <text:p text:style-name="P3">Ortnok</text:p>
        </draw:rect>
        <draw:rect draw:style-name="gr8" draw:text-style-name="P3" draw:id="id4" draw:layer="layout" svg:width="3.5cm" svg:height="1.5cm" svg:x="12.5cm" svg:y="32cm">
          <text:p text:style-name="P3">Alien Autopsy - </text:p>
          <text:p text:style-name="P3">Taman</text:p>
        </draw:rect>
        <draw:rect draw:style-name="gr8" draw:text-style-name="P3" draw:id="id7" draw:layer="layout" svg:width="3.5cm" svg:height="1.5cm" svg:x="17cm" svg:y="32cm">
          <text:p text:style-name="P3">Alien Autopsy - </text:p>
          <text:p text:style-name="P3">Shevaar</text:p>
        </draw:rect>
        <draw:rect draw:style-name="gr8" draw:text-style-name="P3" draw:id="id66" draw:layer="layout" svg:width="3.5cm" svg:height="1.5cm" svg:x="8cm" svg:y="34.5cm">
          <text:p text:style-name="P3">Alien Autopsy - </text:p>
          <text:p text:style-name="P3">Bloodspider</text:p>
        </draw:rect>
        <draw:rect draw:style-name="gr8" draw:text-style-name="P3" draw:id="id93" draw:layer="layout" svg:width="3.5cm" svg:height="1.5cm" svg:x="17cm" svg:y="34.5cm">
          <text:p text:style-name="P3">Alien Autopsy - </text:p>
          <text:p text:style-name="P3">Hoverbot</text:p>
        </draw:rect>
        <draw:rect draw:style-name="gr5" draw:text-style-name="P1" draw:id="id8" draw:layer="layout" svg:width="3.5cm" svg:height="1.5cm" svg:x="12.5cm" svg:y="37cm">
          <text:p text:style-name="P1"><text:span text:style-name="T1">Alien Breathing</text:span></text:p>
          <text:p text:style-name="P1"><text:span text:style-name="T1">Apparatus</text:span></text:p>
        </draw:rect>
        <draw:rect draw:style-name="gr5" draw:text-style-name="P1" draw:id="id9" draw:layer="layout" svg:width="3.5cm" svg:height="1.5cm" svg:x="12.5cm" svg:y="39.5cm">
          <text:p text:style-name="P1"><text:span text:style-name="T1">Stun Rod</text:span></text:p>
        </draw:rect>
        <draw:circle draw:style-name="gr2" draw:text-style-name="P1" draw:id="id5" draw:layer="layout" svg:width="1.5cm" svg:height="1.5cm" svg:x="13.5cm" svg:y="34.5cm">
          <text:p text:style-name="P1"><text:span text:style-name="T1">Or</text:span></text:p>
        </draw:circle>
        <draw:connector draw:style-name="gr6" draw:text-style-name="P2" draw:layer="layout" svg:x1="14.25cm" svg:y1="33.5cm" svg:x2="14.25cm" svg:y2="34.5cm" draw:start-shape="id4" draw:start-glue-point="2" draw:end-shape="id5" draw:end-glue-point="0">
          <text:p/>
        </draw:connector>
        <draw:connector draw:style-name="gr6" draw:text-style-name="P2" draw:layer="layout" draw:line-skew="-0.01cm" svg:x1="9.75cm" svg:y1="33.5cm" svg:x2="14.25cm" svg:y2="34.5cm" draw:start-shape="id6" draw:start-glue-point="2" draw:end-shape="id5" draw:end-glue-point="0">
          <text:p/>
        </draw:connector>
        <draw:connector draw:style-name="gr6" draw:text-style-name="P2" draw:layer="layout" draw:line-skew="-0.01cm" svg:x1="18.75cm" svg:y1="33.5cm" svg:x2="14.25cm" svg:y2="34.5cm" draw:start-shape="id7" draw:start-glue-point="2" draw:end-shape="id5" draw:end-glue-point="0">
          <text:p/>
        </draw:connector>
        <draw:connector draw:style-name="gr6" draw:text-style-name="P2" draw:layer="layout" svg:x1="14.25cm" svg:y1="36cm" svg:x2="14.25cm" svg:y2="37cm" draw:start-shape="id5" draw:start-glue-point="2" draw:end-shape="id8" draw:end-glue-point="0">
          <text:p/>
        </draw:connector>
        <draw:connector draw:style-name="gr6" draw:text-style-name="P2" draw:layer="layout" svg:x1="14.25cm" svg:y1="38.5cm" svg:x2="14.25cm" svg:y2="39.5cm" draw:start-shape="id8" draw:start-glue-point="2" draw:end-shape="id9" draw:end-glue-point="0">
          <text:p/>
        </draw:connector>
        <draw:connector draw:style-name="gr6" draw:text-style-name="P2" draw:layer="layout" svg:x1="9.75cm" svg:y1="32cm" svg:x2="14.25cm" svg:y2="28.5cm" draw:start-shape="id6" draw:start-glue-point="0" draw:end-shape="id2" draw:end-glue-point="2">
          <text:p/>
        </draw:connector>
        <draw:connector draw:style-name="gr6" draw:text-style-name="P2" draw:layer="layout" svg:x1="14.25cm" svg:y1="32cm" svg:x2="14.25cm" svg:y2="28.5cm" draw:start-shape="id4" draw:start-glue-point="0" draw:end-shape="id2" draw:end-glue-point="2">
          <text:p/>
        </draw:connector>
        <draw:connector draw:style-name="gr6" draw:text-style-name="P2" draw:layer="layout" svg:x1="18.75cm" svg:y1="32cm" svg:x2="14.25cm" svg:y2="28.5cm" draw:start-shape="id7" draw:start-glue-point="0" draw:end-shape="id2" draw:end-glue-point="2">
          <text:p/>
        </draw:connector>
        <draw:rect draw:style-name="gr1" draw:text-style-name="P1" draw:id="id10" draw:layer="layout" svg:width="3.5cm" svg:height="1.5cm" svg:x="44cm" svg:y="27cm">
          <text:p text:style-name="P1"><text:span text:style-name="T1">UFO Theory</text:span></text:p>
        </draw:rect>
        <draw:rect draw:style-name="gr4" draw:text-style-name="P3" draw:id="id11" draw:layer="layout" svg:width="3.5cm" svg:height="1.5cm" svg:x="44cm" svg:y="24.5cm">
          <text:p text:style-name="P3">UFO - Battleship</text:p>
        </draw:rect>
        <draw:rect draw:style-name="gr4" draw:text-style-name="P3" draw:id="id52" draw:layer="layout" svg:width="3.5cm" svg:height="1.5cm" svg:x="39.5cm" svg:y="24.5cm">
          <text:p text:style-name="P3">UFO - Bomber</text:p>
        </draw:rect>
        <draw:rect draw:style-name="gr4" draw:text-style-name="P3" draw:id="id53" draw:layer="layout" svg:width="3.5cm" svg:height="1.5cm" svg:x="35cm" svg:y="24.5cm">
          <text:p text:style-name="P3">UFO - Ripper</text:p>
        </draw:rect>
        <draw:rect draw:style-name="gr4" draw:text-style-name="P3" draw:id="id12" draw:layer="layout" svg:width="3.5cm" svg:height="1.5cm" svg:x="44cm" svg:y="32cm">
          <text:p text:style-name="P3">UFO - Gunboat</text:p>
        </draw:rect>
        <draw:rect draw:style-name="gr5" draw:text-style-name="P1" draw:id="id13" draw:layer="layout" svg:width="3.5cm" svg:height="1.5cm" svg:x="39.5cm" svg:y="32cm">
          <text:p text:style-name="P1"><text:span text:style-name="T1">UFO - Fighter</text:span></text:p>
        </draw:rect>
        <draw:rect draw:style-name="gr5" draw:text-style-name="P1" draw:id="id16" draw:layer="layout" svg:width="3.5cm" svg:height="1.5cm" svg:x="35cm" svg:y="32cm">
          <text:p text:style-name="P1"><text:span text:style-name="T1">UFO - Scout</text:span></text:p>
        </draw:rect>
        <draw:rect draw:style-name="gr4" draw:text-style-name="P3" draw:id="id14" draw:layer="layout" svg:width="3.5cm" svg:height="1.5cm" svg:x="48.5cm" svg:y="32cm">
          <text:p text:style-name="P3">UFO – </text:p>
          <text:p text:style-name="P3">Supply Ship</text:p>
        </draw:rect>
        <draw:rect draw:style-name="gr5" draw:text-style-name="P1" draw:id="id15" draw:layer="layout" svg:width="3.5cm" svg:height="1.5cm" svg:x="53cm" svg:y="32cm">
          <text:p text:style-name="P1"><text:span text:style-name="T1">UFO - Harvester</text:span></text:p>
        </draw:rect>
        <draw:connector draw:style-name="gr9" draw:text-style-name="P2" draw:layer="layout" svg:x1="45.75cm" svg:y1="27cm" svg:x2="45.75cm" svg:y2="26cm" draw:start-shape="id10" draw:start-glue-point="0" draw:end-shape="id11" draw:end-glue-point="2">
          <text:p/>
        </draw:connector>
        <draw:connector draw:style-name="gr9" draw:text-style-name="P2" draw:layer="layout" svg:x1="45.75cm" svg:y1="28.5cm" svg:x2="45.75cm" svg:y2="32cm" draw:start-shape="id10" draw:start-glue-point="2" draw:end-shape="id12" draw:end-glue-point="0">
          <text:p/>
        </draw:connector>
        <draw:connector draw:style-name="gr9" draw:text-style-name="P2" draw:layer="layout" svg:x1="45.75cm" svg:y1="28.5cm" svg:x2="41.25cm" svg:y2="32cm" draw:start-shape="id10" draw:start-glue-point="2" draw:end-shape="id13" draw:end-glue-point="0">
          <text:p/>
        </draw:connector>
        <draw:connector draw:style-name="gr9" draw:text-style-name="P2" draw:layer="layout" svg:x1="45.75cm" svg:y1="28.5cm" svg:x2="50.25cm" svg:y2="32cm" draw:start-shape="id10" draw:start-glue-point="2" draw:end-shape="id14" draw:end-glue-point="0">
          <text:p/>
        </draw:connector>
        <draw:connector draw:style-name="gr9" draw:text-style-name="P2" draw:layer="layout" svg:x1="45.75cm" svg:y1="28.5cm" svg:x2="54.75cm" svg:y2="32cm" draw:start-shape="id10" draw:start-glue-point="2" draw:end-shape="id15" draw:end-glue-point="0">
          <text:p/>
        </draw:connector>
        <draw:connector draw:style-name="gr9" draw:text-style-name="P2" draw:layer="layout" svg:x1="45.75cm" svg:y1="28.5cm" svg:x2="36.75cm" svg:y2="32cm" draw:start-shape="id10" draw:start-glue-point="2" draw:end-shape="id16" draw:end-glue-point="0">
          <text:p/>
        </draw:connector>
        <draw:rect draw:style-name="gr5" draw:text-style-name="P1" draw:id="id17" draw:layer="layout" svg:width="3.5cm" svg:height="1.5cm" svg:x="30.5cm" svg:y="29.5cm">
          <text:p text:style-name="P1"><text:span text:style-name="T1">Alien Materials</text:span></text:p>
        </draw:rect>
        <draw:rect draw:style-name="gr5" draw:text-style-name="P1" draw:id="id21" draw:layer="layout" svg:width="3.5cm" svg:height="1.5cm" svg:x="35cm" svg:y="27cm">
          <text:p text:style-name="P1"><text:span text:style-name="T1">Alien Aircraft</text:span></text:p>
          <text:p text:style-name="P1"><text:span text:style-name="T1">Plating</text:span></text:p>
        </draw:rect>
        <draw:rect draw:style-name="gr4" draw:text-style-name="P3" draw:id="id18" draw:layer="layout" svg:width="3.5cm" svg:height="1.5cm" svg:x="30.5cm" svg:y="27cm">
          <text:p text:style-name="P3">Hyper-protective</text:p>
          <text:p text:style-name="P3">cockpit</text:p>
        </draw:rect>
        <draw:rect draw:style-name="gr5" draw:text-style-name="P1" draw:id="id19" draw:layer="layout" svg:width="3.5cm" svg:height="1.5cm" svg:x="30.5cm" svg:y="34.5cm">
          <text:p text:style-name="P1"><text:span text:style-name="T1">Alien Detection</text:span></text:p>
        </draw:rect>
        <draw:rect draw:style-name="gr5" draw:text-style-name="P1" draw:id="id20" draw:layer="layout" svg:width="3.5cm" svg:height="1.5cm" svg:x="35cm" svg:y="34.5cm">
          <text:p text:style-name="P1"><text:span text:style-name="T1">Alien Propulsion</text:span></text:p>
        </draw:rect>
        <draw:connector draw:style-name="gr9" draw:text-style-name="P2" draw:layer="layout" svg:x1="45.75cm" svg:y1="28.5cm" svg:x2="34cm" svg:y2="30.25cm" draw:start-shape="id10" draw:start-glue-point="2" draw:end-shape="id17">
          <text:p/>
        </draw:connector>
        <draw:connector draw:style-name="gr9" draw:text-style-name="P2" draw:layer="layout" svg:x1="32.25cm" svg:y1="29.5cm" svg:x2="32.25cm" svg:y2="28.5cm" draw:start-shape="id17" draw:start-glue-point="0" draw:end-shape="id18" draw:end-glue-point="2">
          <text:p/>
        </draw:connector>
        <draw:connector draw:style-name="gr9" draw:text-style-name="P2" draw:layer="layout" svg:x1="32.25cm" svg:y1="31cm" svg:x2="32.25cm" svg:y2="34.5cm" draw:start-shape="id17" draw:start-glue-point="2" draw:end-shape="id19" draw:end-glue-point="0">
          <text:p/>
        </draw:connector>
        <draw:connector draw:style-name="gr9" draw:text-style-name="P2" draw:layer="layout" svg:x1="34cm" svg:y1="35.25cm" svg:x2="35cm" svg:y2="35.25cm" draw:start-shape="id19" draw:start-glue-point="1" draw:end-shape="id20" draw:end-glue-point="3">
          <text:p/>
        </draw:connector>
        <draw:connector draw:style-name="gr9" draw:text-style-name="P2" draw:layer="layout" draw:line-skew="0.01cm 5.01cm -2.51cm" svg:x1="32.25cm" svg:y1="29.5cm" svg:x2="36.75cm" svg:y2="28.5cm" draw:start-shape="id17" draw:start-glue-point="0" draw:end-shape="id21" draw:end-glue-point="2">
          <text:p/>
        </draw:connector>
        <draw:rect draw:style-name="gr4" draw:text-style-name="P3" draw:id="id22" draw:layer="layout" svg:width="3.5cm" svg:height="1.5cm" svg:x="30.5cm" svg:y="37cm">
          <text:p text:style-name="P3">Advanced Radar</text:p>
          <text:p text:style-name="P3">Facility</text:p>
        </draw:rect>
        <draw:connector draw:style-name="gr9" draw:text-style-name="P2" draw:layer="layout" svg:x1="32.25cm" svg:y1="36cm" svg:x2="32.25cm" svg:y2="37cm" draw:start-shape="id19" draw:start-glue-point="2" draw:end-shape="id22" draw:end-glue-point="0">
          <text:p/>
        </draw:connector>
        <draw:rect draw:style-name="gr5" draw:text-style-name="P1" draw:id="id24" draw:layer="layout" svg:width="3.5cm" svg:height="1.5cm" svg:x="39.5cm" svg:y="37cm">
          <text:p text:style-name="P1"><text:span text:style-name="T1">Particle Beam</text:span></text:p>
          <text:p text:style-name="P1"><text:span text:style-name="T1">Weapon</text:span></text:p>
        </draw:rect>
        <draw:rect draw:style-name="gr5" draw:text-style-name="P1" draw:id="id26" draw:layer="layout" svg:width="3.5cm" svg:height="1.5cm" svg:x="44cm" svg:y="37cm">
          <text:p text:style-name="P1"><text:span text:style-name="T1">Alien Launcher</text:span></text:p>
        </draw:rect>
        <draw:rect draw:style-name="gr5" draw:text-style-name="P1" draw:id="id25" draw:layer="layout" svg:width="3.5cm" svg:height="1.5cm" svg:x="48.5cm" svg:y="37cm">
          <text:p text:style-name="P1"><text:span text:style-name="T1">Antimatter</text:span></text:p>
          <text:p text:style-name="P1"><text:span text:style-name="T1">Missile</text:span></text:p>
        </draw:rect>
        <draw:circle draw:style-name="gr2" draw:text-style-name="P1" draw:id="id23" draw:layer="layout" svg:width="1.5cm" svg:height="1.5cm" svg:x="40.5cm" svg:y="34.5cm">
          <text:p text:style-name="P1"><text:span text:style-name="T1">Or</text:span></text:p>
        </draw:circle>
        <draw:connector draw:style-name="gr9" draw:text-style-name="P2" draw:layer="layout" svg:x1="41.25cm" svg:y1="33.5cm" svg:x2="41.25cm" svg:y2="34.5cm" draw:start-shape="id13" draw:start-glue-point="2" draw:end-shape="id23" draw:end-glue-point="0">
          <text:p/>
        </draw:connector>
        <draw:connector draw:style-name="gr9" draw:text-style-name="P2" draw:layer="layout" svg:x1="41.25cm" svg:y1="36cm" svg:x2="41.25cm" svg:y2="37cm" draw:start-shape="id23" draw:start-glue-point="2" draw:end-shape="id24" draw:end-glue-point="0">
          <text:p/>
        </draw:connector>
        <draw:connector draw:style-name="gr9" draw:text-style-name="P2" draw:layer="layout" svg:x1="54.75cm" svg:y1="33.5cm" svg:x2="50.25cm" svg:y2="37cm" draw:start-shape="id15" draw:start-glue-point="2" draw:end-shape="id25" draw:end-glue-point="0">
          <text:p/>
        </draw:connector>
        <draw:connector draw:style-name="gr9" draw:text-style-name="P2" draw:layer="layout" svg:x1="54.75cm" svg:y1="33.5cm" svg:x2="45.75cm" svg:y2="37cm" draw:start-shape="id15" draw:start-glue-point="2" draw:end-shape="id26" draw:end-glue-point="0">
          <text:p/>
        </draw:connector>
        <draw:connector draw:style-name="gr9" draw:text-style-name="P2" draw:layer="layout" svg:x1="54.75cm" svg:y1="33.5cm" svg:x2="42cm" svg:y2="35.25cm" draw:start-shape="id15" draw:start-glue-point="2" draw:end-shape="id23" draw:end-glue-point="1">
          <text:p/>
        </draw:connector>
        <draw:ellipse draw:style-name="gr10" draw:text-style-name="P5" draw:id="id28" draw:layer="layout" svg:width="3.5cm" svg:height="1.5cm" svg:x="62cm" svg:y="34.5cm">
          <text:p text:style-name="P4"><text:span text:style-name="T2">Antimatter researched</text:span></text:p>
          <text:p text:style-name="P4"><text:span text:style-name="T2">before Harvester</text:span></text:p>
        </draw:ellipse>
        <draw:rect draw:style-name="gr5" draw:text-style-name="P1" draw:id="id27" draw:layer="layout" svg:width="3.5cm" svg:height="1.5cm" svg:x="57.5cm" svg:y="34.5cm">
          <text:p text:style-name="P1"><text:span text:style-name="T1">Antimatter</text:span></text:p>
        </draw:rect>
        <draw:connector draw:style-name="gr9" draw:text-style-name="P2" draw:layer="layout" svg:x1="47.5cm" svg:y1="27.75cm" svg:x2="59.25cm" svg:y2="34.5cm" draw:start-shape="id10" draw:start-glue-point="1" draw:end-shape="id27" draw:end-glue-point="0">
          <text:p/>
        </draw:connector>
        <draw:connector draw:style-name="gr11" draw:text-style-name="P2" draw:layer="layout" svg:x1="56.5cm" svg:y1="32.75cm" svg:x2="63.75cm" svg:y2="34.5cm" draw:start-shape="id15" draw:start-glue-point="1" draw:end-shape="id28" draw:end-glue-point="0">
          <text:p/>
        </draw:connector>
        <draw:rect draw:style-name="gr4" draw:text-style-name="P3" draw:id="id31" draw:layer="layout" svg:width="3.5cm" svg:height="1.5cm" svg:x="57.5cm" svg:y="39.5cm">
          <text:p text:style-name="P3">Upgrade -</text:p>
          <text:p text:style-name="P3">Antimatter</text:p>
          <text:p text:style-name="P3">Engines</text:p>
        </draw:rect>
        <draw:rect draw:style-name="gr4" draw:text-style-name="P3" draw:id="id30" draw:layer="layout" svg:width="3.5cm" svg:height="1.5cm" svg:x="62cm" svg:y="39.5cm">
          <text:p text:style-name="P3">Antimatter</text:p>
          <text:p text:style-name="P3">Weaponry</text:p>
        </draw:rect>
        <draw:connector draw:style-name="gr9" draw:text-style-name="P2" draw:layer="layout" svg:x1="59.25cm" svg:y1="36cm" svg:x2="59.25cm" svg:y2="37cm" draw:start-shape="id27" draw:start-glue-point="2" draw:end-shape="id29" draw:end-glue-point="0">
          <text:p/>
        </draw:connector>
        <draw:connector draw:style-name="gr11" draw:text-style-name="P2" draw:layer="layout" svg:x1="63.75cm" svg:y1="36cm" svg:x2="63.75cm" svg:y2="39.5cm" draw:start-shape="id28" draw:start-glue-point="2" draw:end-shape="id30" draw:end-glue-point="0">
          <text:p/>
        </draw:connector>
        <draw:circle draw:style-name="gr2" draw:text-style-name="P1" draw:id="id29" draw:layer="layout" svg:width="1.5cm" svg:height="1.5cm" svg:x="58.5cm" svg:y="37cm">
          <text:p text:style-name="P1"><text:span text:style-name="T1">And</text:span></text:p>
        </draw:circle>
        <draw:connector draw:style-name="gr9" draw:text-style-name="P2" draw:layer="layout" svg:x1="59.25cm" svg:y1="38.5cm" svg:x2="59.25cm" svg:y2="39.5cm" draw:start-shape="id29" draw:start-glue-point="2" draw:end-shape="id31" draw:end-glue-point="0">
          <text:p/>
        </draw:connector>
        <draw:rect draw:style-name="gr1" draw:text-style-name="P1" draw:layer="layout" svg:width="3.5cm" svg:height="1.5cm" svg:x="30.5cm" svg:y="46.5cm">
          <text:p text:style-name="P1"><text:span text:style-name="T1">PBW Rifle</text:span></text:p>
        </draw:rect>
        <draw:rect draw:style-name="gr1" draw:text-style-name="P1" draw:id="id33" draw:layer="layout" svg:width="3.5cm" svg:height="1.5cm" svg:x="35cm" svg:y="46.5cm">
          <text:p text:style-name="P1"><text:span text:style-name="T1">PBW Pistol</text:span></text:p>
        </draw:rect>
        <draw:rect draw:style-name="gr1" draw:text-style-name="P1" draw:layer="layout" svg:width="3.5cm" svg:height="1.5cm" svg:x="39.5cm" svg:y="46.5cm">
          <text:p text:style-name="P1"><text:span text:style-name="T1">PBW Cannon</text:span></text:p>
        </draw:rect>
        <draw:rect draw:style-name="gr1" draw:text-style-name="P1" draw:layer="layout" svg:width="3.5cm" svg:height="1.5cm" svg:x="30.5cm" svg:y="49cm">
          <text:p text:style-name="P1"><text:span text:style-name="T1">Plasma Rifle</text:span></text:p>
        </draw:rect>
        <draw:rect draw:style-name="gr1" draw:text-style-name="P1" draw:layer="layout" svg:width="3.5cm" svg:height="1.5cm" svg:x="30.5cm" svg:y="51.5cm">
          <text:p text:style-name="P1"><text:span text:style-name="T1">PBW Pistol</text:span></text:p>
        </draw:rect>
        <draw:rect draw:style-name="gr1" draw:text-style-name="P1" draw:layer="layout" svg:width="3.5cm" svg:height="1.5cm" svg:x="30.5cm" svg:y="54cm">
          <text:p text:style-name="P1"><text:span text:style-name="T1">Plasma Blaster</text:span></text:p>
        </draw:rect>
        <draw:rect draw:style-name="gr1" draw:text-style-name="P1" draw:layer="layout" svg:width="3.5cm" svg:height="1.5cm" svg:x="30.5cm" svg:y="56.5cm">
          <text:p text:style-name="P1"><text:span text:style-name="T1">Plasma Blade</text:span></text:p>
        </draw:rect>
        <draw:rect draw:style-name="gr1" draw:text-style-name="P1" draw:id="id46" draw:layer="layout" svg:width="3.5cm" svg:height="1.5cm" svg:x="30.5cm" svg:y="59cm">
          <text:p text:style-name="P1"><text:span text:style-name="T1">Plasma Grenade</text:span></text:p>
        </draw:rect>
        <draw:rect draw:style-name="gr1" draw:text-style-name="P1" draw:id="id35" draw:layer="layout" svg:width="3.5cm" svg:height="1.5cm" svg:x="39.5cm" svg:y="49cm">
          <text:p text:style-name="P1"><text:span text:style-name="T1">Alien Body</text:span></text:p>
          <text:p text:style-name="P1"><text:span text:style-name="T1">Armour</text:span></text:p>
        </draw:rect>
        <draw:rect draw:style-name="gr1" draw:text-style-name="P1" draw:id="id37" draw:layer="layout" svg:width="3.5cm" svg:height="1.5cm" svg:x="44cm" svg:y="49cm">
          <text:p text:style-name="P1"><text:span text:style-name="T1">Alien Medium</text:span></text:p>
          <text:p text:style-name="P1"><text:span text:style-name="T1">Armour</text:span></text:p>
        </draw:rect>
        <draw:rect draw:style-name="gr1" draw:text-style-name="P1" draw:id="id48" draw:layer="layout" svg:width="3.5cm" svg:height="1.5cm" svg:x="48.5cm" svg:y="46.5cm">
          <text:p text:style-name="P1"><text:span text:style-name="T1">Electromagnetic</text:span></text:p>
          <text:p text:style-name="P1"><text:span text:style-name="T1">rifle</text:span></text:p>
        </draw:rect>
        <draw:rect draw:style-name="gr8" draw:text-style-name="P3" draw:layer="layout" svg:width="3.5cm" svg:height="1.5cm" svg:x="44cm" svg:y="46.5cm">
          <text:p text:style-name="P3">Machine Bolter</text:p>
        </draw:rect>
        <draw:rect draw:style-name="gr5" draw:text-style-name="P1" draw:id="id47" draw:layer="layout" svg:width="3.5cm" svg:height="1.5cm" svg:x="30.5cm" svg:y="61.5cm">
          <text:p text:style-name="P1"><text:span text:style-name="T1">Plasma and the</text:span></text:p>
          <text:p text:style-name="P1"><text:span text:style-name="T1">grenade launcher</text:span></text:p>
        </draw:rect>
        <draw:rect draw:style-name="gr5" draw:text-style-name="P1" draw:id="id34" draw:layer="layout" svg:width="3.5cm" svg:height="1.5cm" svg:x="35cm" svg:y="51.5cm">
          <text:p text:style-name="P1"><text:span text:style-name="T1">Man-portable</text:span></text:p>
          <text:p text:style-name="P1"><text:span text:style-name="T1">Particle Beams</text:span></text:p>
        </draw:rect>
        <draw:rect draw:style-name="gr5" draw:text-style-name="P1" draw:id="id36" draw:layer="layout" svg:width="3.5cm" svg:height="1.5cm" svg:x="39.5cm" svg:y="51.5cm">
          <text:p text:style-name="P1"><text:span text:style-name="T1">Nanocomposite</text:span></text:p>
          <text:p text:style-name="P1"><text:span text:style-name="T1">Armour</text:span></text:p>
        </draw:rect>
        <draw:circle draw:style-name="gr2" draw:text-style-name="P1" draw:id="id32" draw:layer="layout" svg:width="1.5cm" svg:height="1.5cm" svg:x="36cm" svg:y="49cm">
          <text:p text:style-name="P1"><text:span text:style-name="T1">And</text:span></text:p>
        </draw:circle>
        <draw:rect draw:style-name="gr4" draw:text-style-name="P3" draw:id="id39" draw:layer="layout" svg:width="3.5cm" svg:height="1.5cm" svg:x="48.5cm" svg:y="49cm">
          <text:p text:style-name="P3">Weapon </text:p>
          <text:p text:style-name="P3">Assistant</text:p>
        </draw:rect>
        <draw:rect draw:style-name="gr8" draw:text-style-name="P3" draw:id="id41" draw:layer="layout" svg:width="3.5cm" svg:height="1.5cm" svg:x="48.5cm" svg:y="51.5cm">
          <text:p text:style-name="P3">Powersuit</text:p>
        </draw:rect>
        <draw:rect draw:style-name="gr4" draw:text-style-name="P3" draw:id="id38" draw:layer="layout" svg:width="3.5cm" svg:height="1.5cm" svg:x="44cm" svg:y="51.5cm">
          <text:p text:style-name="P3">Heavy</text:p>
          <text:p text:style-name="P3">Nanoplate Suit</text:p>
        </draw:rect>
        <draw:connector draw:style-name="gr9" draw:text-style-name="P2" draw:layer="layout" svg:x1="32.25cm" svg:y1="48.1cm" svg:x2="36.75cm" svg:y2="49cm" draw:end-shape="id32" draw:end-glue-point="0">
          <text:p/>
        </draw:connector>
        <draw:connector draw:style-name="gr9" draw:text-style-name="P2" draw:layer="layout" svg:x1="36.75cm" svg:y1="48cm" svg:x2="36.75cm" svg:y2="49cm" draw:start-shape="id33" draw:start-glue-point="2" draw:end-shape="id32" draw:end-glue-point="0">
          <text:p/>
        </draw:connector>
        <draw:connector draw:style-name="gr9" draw:text-style-name="P2" draw:layer="layout" svg:x1="41.25cm" svg:y1="48.1cm" svg:x2="36.75cm" svg:y2="49cm" draw:end-shape="id32" draw:end-glue-point="0">
          <text:p/>
        </draw:connector>
        <draw:connector draw:style-name="gr9" draw:text-style-name="P2" draw:layer="layout" svg:x1="36.75cm" svg:y1="50.5cm" svg:x2="36.75cm" svg:y2="51.5cm" draw:start-shape="id32" draw:start-glue-point="2" draw:end-shape="id34" draw:end-glue-point="0">
          <text:p/>
        </draw:connector>
        <draw:connector draw:style-name="gr9" draw:text-style-name="P2" draw:layer="layout" svg:x1="41.25cm" svg:y1="50.5cm" svg:x2="41.25cm" svg:y2="51.5cm" draw:start-shape="id35" draw:start-glue-point="2" draw:end-shape="id36" draw:end-glue-point="0">
          <text:p/>
        </draw:connector>
        <draw:connector draw:style-name="gr9" draw:text-style-name="P2" draw:layer="layout" svg:x1="45.75cm" svg:y1="50.5cm" svg:x2="45.75cm" svg:y2="51.5cm" draw:start-shape="id37" draw:start-glue-point="2" draw:end-shape="id38" draw:end-glue-point="0">
          <text:p/>
        </draw:connector>
        <draw:connector draw:style-name="gr9" draw:text-style-name="P2" draw:layer="layout" svg:x1="47.5cm" svg:y1="49.75cm" svg:x2="48.5cm" svg:y2="49.75cm" draw:start-shape="id37" draw:start-glue-point="1" draw:end-shape="id39" draw:end-glue-point="3">
          <text:p/>
        </draw:connector>
        <draw:circle draw:style-name="gr2" draw:text-style-name="P1" draw:id="id40" draw:layer="layout" svg:width="1.5cm" svg:height="1.5cm" svg:x="45cm" svg:y="54cm">
          <text:p text:style-name="P1"><text:span text:style-name="T1">And</text:span></text:p>
        </draw:circle>
        <draw:rect draw:style-name="gr4" draw:text-style-name="P3" draw:id="id43" draw:layer="layout" svg:width="3.5cm" svg:height="1.5cm" svg:x="44cm" svg:y="59cm">
          <text:p text:style-name="P3">Advanced</text:p>
          <text:p text:style-name="P3">Body Armour</text:p>
        </draw:rect>
        <draw:rect draw:style-name="gr4" draw:text-style-name="P3" draw:id="id44" draw:layer="layout" svg:width="3.5cm" svg:height="1.5cm" svg:x="44cm" svg:y="61.5cm">
          <text:p text:style-name="P3">Advanced</text:p>
          <text:p text:style-name="P3">Medium Armour</text:p>
        </draw:rect>
        <draw:rect draw:style-name="gr4" draw:text-style-name="P3" draw:id="id45" draw:layer="layout" svg:width="3.5cm" svg:height="1.5cm" svg:x="44cm" svg:y="64cm">
          <text:p text:style-name="P3">Advanced</text:p>
          <text:p text:style-name="P3">Powersuit</text:p>
        </draw:rect>
        <draw:rect draw:style-name="gr4" draw:text-style-name="P3" draw:id="id98" draw:layer="layout" svg:width="3.5cm" svg:height="1.5cm" svg:x="44cm" svg:y="66.5cm">
          <text:p text:style-name="P3">Jumpsuit</text:p>
        </draw:rect>
        <draw:connector draw:style-name="gr9" draw:text-style-name="P2" draw:layer="layout" draw:type="lines" draw:line-skew="-0.01cm" svg:x1="41.25cm" svg:y1="53cm" svg:x2="45.75cm" svg:y2="54cm" draw:start-shape="id36" draw:start-glue-point="2" draw:end-shape="id40" draw:end-glue-point="0">
          <text:p/>
        </draw:connector>
        <draw:connector draw:style-name="Blue_20_lines" draw:layer="layout" draw:type="lines" draw:line-skew="-0.01cm" svg:x1="50.25cm" svg:y1="53cm" svg:x2="45.75cm" svg:y2="54cm" draw:start-shape="id41" draw:start-glue-point="2" draw:end-shape="id40" draw:end-glue-point="0">
          <text:p/>
        </draw:connector>
        <draw:connector draw:style-name="gr9" draw:text-style-name="P2" draw:layer="layout" svg:x1="45.75cm" svg:y1="53cm" svg:x2="45.75cm" svg:y2="54cm" draw:start-shape="id38" draw:start-glue-point="2" draw:end-shape="id40" draw:end-glue-point="0">
          <text:p/>
        </draw:connector>
        <draw:connector draw:style-name="gr9" draw:text-style-name="P2" draw:layer="layout" svg:x1="45.75cm" svg:y1="55.5cm" svg:x2="45.75cm" svg:y2="56.5cm" draw:start-shape="id40" draw:start-glue-point="2" draw:end-shape="id42" draw:end-glue-point="0">
          <text:p/>
        </draw:connector>
        <draw:connector draw:style-name="gr9" draw:text-style-name="P2" draw:layer="layout" svg:x1="45.75cm" svg:y1="58cm" svg:x2="45.75cm" svg:y2="59cm" draw:start-shape="id42" draw:start-glue-point="2" draw:end-shape="id43" draw:end-glue-point="0">
          <text:p/>
        </draw:connector>
        <draw:connector draw:style-name="gr9" draw:text-style-name="P2" draw:layer="layout" svg:x1="45.75cm" svg:y1="60.5cm" svg:x2="45.75cm" svg:y2="61.5cm" draw:start-shape="id43" draw:start-glue-point="2" draw:end-shape="id44" draw:end-glue-point="0">
          <text:p/>
        </draw:connector>
        <draw:connector draw:style-name="gr9" draw:text-style-name="P2" draw:layer="layout" svg:x1="45.75cm" svg:y1="63cm" svg:x2="45.75cm" svg:y2="64cm" draw:start-shape="id44" draw:start-glue-point="2" draw:end-shape="id45" draw:end-glue-point="0">
          <text:p/>
        </draw:connector>
        <draw:connector draw:style-name="gr9" draw:text-style-name="P2" draw:layer="layout" svg:x1="32.25cm" svg:y1="60.5cm" svg:x2="32.25cm" svg:y2="61.5cm" draw:start-shape="id46" draw:start-glue-point="2" draw:end-shape="id47" draw:end-glue-point="0">
          <text:p/>
        </draw:connector>
        <draw:rect draw:style-name="gr4" draw:text-style-name="P3" draw:layer="layout" svg:width="3.5cm" svg:height="1.5cm" svg:x="48.5cm" svg:y="56.5cm">
          <text:p text:style-name="P3">Herakles-class</text:p>
          <text:p text:style-name="P3">Heavy Lifter</text:p>
        </draw:rect>
        <draw:rect draw:style-name="gr4" draw:text-style-name="P3" draw:layer="layout" svg:width="3.5cm" svg:height="1.5cm" svg:x="48.5cm" svg:y="59cm">
          <text:p text:style-name="P3">Hyperion-class</text:p>
          <text:p text:style-name="P3">Armed Dropship</text:p>
        </draw:rect>
        <draw:rect draw:style-name="gr4" draw:text-style-name="P3" draw:layer="layout" svg:width="3.5cm" svg:height="1.5cm" svg:x="48.5cm" svg:y="61.5cm">
          <text:p text:style-name="P3">Raptor-class</text:p>
          <text:p text:style-name="P3">Combat</text:p>
          <text:p text:style-name="P3">Transport</text:p>
        </draw:rect>
        <draw:circle draw:style-name="gr2" draw:text-style-name="P1" draw:id="id49" draw:layer="layout" svg:width="1.5cm" svg:height="1.5cm" svg:x="63cm" svg:y="46.5cm">
          <text:p text:style-name="P1"><text:span text:style-name="T1">And</text:span></text:p>
        </draw:circle>
        <draw:rect draw:style-name="gr4" draw:text-style-name="P3" draw:id="id50" draw:layer="layout" svg:width="3.5cm" svg:height="1.5cm" svg:x="62cm" svg:y="49cm">
          <text:p text:style-name="P3">New Bolter</text:p>
          <text:p text:style-name="P3">Ammo</text:p>
        </draw:rect>
        <draw:connector draw:style-name="gr9" draw:text-style-name="P2" draw:layer="layout" svg:x1="52cm" svg:y1="47.25cm" svg:x2="63cm" svg:y2="47.25cm" draw:start-shape="id48" draw:start-glue-point="1" draw:end-shape="id49" draw:end-glue-point="3">
          <text:p/>
        </draw:connector>
        <draw:connector draw:style-name="gr9" draw:text-style-name="P2" draw:layer="layout" svg:x1="63.75cm" svg:y1="41cm" svg:x2="63.75cm" svg:y2="46.5cm" draw:start-shape="id30" draw:start-glue-point="2" draw:end-shape="id49" draw:end-glue-point="0">
          <text:p/>
        </draw:connector>
        <draw:connector draw:style-name="gr9" draw:text-style-name="P2" draw:layer="layout" svg:x1="63.75cm" svg:y1="48cm" svg:x2="63.75cm" svg:y2="49cm" draw:start-shape="id49" draw:start-glue-point="2" draw:end-shape="id50" draw:end-glue-point="0">
          <text:p/>
        </draw:connector>
        <draw:connector draw:style-name="gr9" draw:text-style-name="P2" draw:layer="layout" draw:type="lines" draw:line-skew="0.01cm -0.01cm" svg:x1="45.75cm" svg:y1="27cm" svg:x2="50.25cm" svg:y2="26cm" draw:start-shape="id10" draw:start-glue-point="0" draw:end-shape="id51" draw:end-glue-point="2">
          <text:p/>
        </draw:connector>
        <draw:connector draw:style-name="gr9" draw:text-style-name="P2" draw:layer="layout" draw:type="lines" draw:line-skew="0.01cm -0.01cm" svg:x1="45.75cm" svg:y1="27cm" svg:x2="41.25cm" svg:y2="26cm" draw:start-shape="id10" draw:start-glue-point="0" draw:end-shape="id52" draw:end-glue-point="2">
          <text:p/>
        </draw:connector>
        <draw:connector draw:style-name="gr9" draw:text-style-name="P2" draw:layer="layout" draw:type="lines" draw:line-skew="0.01cm -0.01cm" svg:x1="45.75cm" svg:y1="27cm" svg:x2="36.75cm" svg:y2="26cm" draw:start-shape="id10" draw:start-glue-point="0" draw:end-shape="id53" draw:end-glue-point="2">
          <text:p/>
        </draw:connector>
        <draw:rect draw:style-name="gr1" draw:text-style-name="P1" draw:id="id58" draw:layer="layout" svg:width="3.5cm" svg:height="1.5cm" svg:x="26cm" svg:y="29.5cm">
          <text:p text:style-name="P1"><text:span text:style-name="T1">Alien Origins</text:span></text:p>
        </draw:rect>
        <draw:rect draw:style-name="gr5" draw:text-style-name="P1" draw:id="id56" draw:layer="layout" svg:width="3.5cm" svg:height="1.5cm" svg:x="26cm" svg:y="34.5cm">
          <text:p text:style-name="P1"><text:span text:style-name="T1">Alien Astrogation</text:span></text:p>
        </draw:rect>
        <draw:rect draw:style-name="gr4" draw:text-style-name="P3" draw:id="id57" draw:layer="layout" svg:width="3.5cm" svg:height="1.5cm" svg:x="30.5cm" svg:y="41.5cm">
          <text:p text:style-name="P3">Interplanetary</text:p>
          <text:p text:style-name="P3">Defence Craft</text:p>
        </draw:rect>
        <draw:rect draw:style-name="gr8" draw:text-style-name="P3" draw:id="id54" draw:layer="layout" svg:width="3.5cm" svg:height="1.5cm" svg:x="21.5cm" svg:y="41.5cm">
          <text:p text:style-name="P3">Alien FTL</text:p>
          <text:p text:style-name="P3">Drive</text:p>
        </draw:rect>
        <draw:circle draw:style-name="gr2" draw:text-style-name="P1" draw:id="id55" draw:layer="layout" svg:width="1.5cm" svg:height="1.5cm" svg:x="27cm" svg:y="41.5cm">
          <text:p text:style-name="P1"><text:span text:style-name="T1">And</text:span></text:p>
        </draw:circle>
        <draw:connector draw:style-name="gr12" draw:text-style-name="P2" draw:layer="layout" svg:x1="25cm" svg:y1="42.25cm" svg:x2="27cm" svg:y2="42.25cm" draw:start-shape="id54" draw:start-glue-point="1" draw:end-shape="id55" draw:end-glue-point="3">
          <text:p/>
        </draw:connector>
        <draw:connector draw:style-name="gr9" draw:text-style-name="P2" draw:layer="layout" svg:x1="27.75cm" svg:y1="36cm" svg:x2="27.75cm" svg:y2="41.5cm" draw:start-shape="id56" draw:start-glue-point="2" draw:end-shape="id55" draw:end-glue-point="0">
          <text:p/>
        </draw:connector>
        <draw:connector draw:style-name="gr9" draw:text-style-name="P2" draw:layer="layout" svg:x1="28.5cm" svg:y1="42.25cm" svg:x2="30.5cm" svg:y2="42.25cm" draw:start-shape="id55" draw:start-glue-point="1" draw:end-shape="id57" draw:end-glue-point="3">
          <text:p/>
        </draw:connector>
        <draw:connector draw:style-name="gr9" draw:text-style-name="P2" draw:layer="layout" svg:x1="27.75cm" svg:y1="31cm" svg:x2="27.75cm" svg:y2="34.5cm" draw:start-shape="id58" draw:start-glue-point="2" draw:end-shape="id56" draw:end-glue-point="0">
          <text:p/>
        </draw:connector>
        <draw:connector draw:style-name="gr9" draw:text-style-name="P2" draw:layer="layout" svg:x1="57.5cm" svg:y1="40.25cm" svg:x2="27.75cm" svg:y2="41.5cm" draw:start-shape="id31" draw:start-glue-point="3" draw:end-shape="id55" draw:end-glue-point="0">
          <text:p/>
        </draw:connector>
        <draw:circle draw:style-name="gr2" draw:text-style-name="P1" draw:id="id59" draw:layer="layout" svg:width="1.5cm" svg:height="1.5cm" svg:x="22.5cm" svg:y="34.5cm">
          <text:p text:style-name="P1"><text:span text:style-name="T1">And</text:span></text:p>
        </draw:circle>
        <draw:connector draw:style-name="gr9" draw:text-style-name="P2" draw:layer="layout" svg:x1="26cm" svg:y1="35.25cm" svg:x2="24cm" svg:y2="35.25cm" draw:start-shape="id56" draw:start-glue-point="3" draw:end-shape="id59" draw:end-glue-point="1">
          <text:p/>
        </draw:connector>
        <draw:connector draw:style-name="gr9" draw:text-style-name="P2" draw:layer="layout" svg:x1="23.25cm" svg:y1="41.5cm" svg:x2="23.25cm" svg:y2="36cm" draw:start-shape="id54" draw:start-glue-point="0" draw:end-shape="id59" draw:end-glue-point="2">
          <text:p/>
        </draw:connector>
        <draw:rect draw:style-name="gr4" draw:text-style-name="P3" draw:id="id60" draw:layer="layout" svg:width="3.5cm" svg:height="1.5cm" svg:x="21.5cm" svg:y="32cm">
          <text:p text:style-name="P3">Alien Star Chart</text:p>
        </draw:rect>
        <draw:connector draw:style-name="gr9" draw:text-style-name="P2" draw:layer="layout" svg:x1="23.25cm" svg:y1="34.5cm" svg:x2="23.25cm" svg:y2="33.5cm" draw:start-shape="id59" draw:start-glue-point="0" draw:end-shape="id60" draw:end-glue-point="2">
          <text:p/>
        </draw:connector>
        <draw:rect draw:style-name="gr4" draw:text-style-name="P3" draw:id="id64" draw:layer="layout" svg:width="3.5cm" svg:height="1.5cm" svg:x="21.5cm" svg:y="27cm">
          <text:p text:style-name="P3">Orbital Cannon</text:p>
        </draw:rect>
        <draw:rect draw:style-name="gr4" draw:text-style-name="P3" draw:id="id63" draw:layer="layout" svg:width="3.5cm" svg:height="1.5cm" svg:x="21.5cm" svg:y="24.5cm">
          <text:p text:style-name="P3">UFO - Carrier</text:p>
        </draw:rect>
        <draw:rect draw:style-name="gr4" draw:text-style-name="P3" draw:id="id62" draw:layer="layout" svg:width="3.5cm" svg:height="1.5cm" svg:x="21.5cm" svg:y="22cm">
          <text:p text:style-name="P3">Orbital Activity</text:p>
        </draw:rect>
        <draw:circle draw:style-name="gr2" draw:text-style-name="P1" draw:id="id61" draw:layer="layout" svg:width="1.5cm" svg:height="1.5cm" svg:x="27cm" svg:y="22cm">
          <text:p text:style-name="P1"><text:span text:style-name="T1">And</text:span></text:p>
        </draw:circle>
        <draw:connector draw:style-name="gr9" draw:text-style-name="P2" draw:layer="layout" svg:x1="27.75cm" svg:y1="29.5cm" svg:x2="27.75cm" svg:y2="23.5cm" draw:start-shape="id58" draw:start-glue-point="0" draw:end-shape="id61" draw:end-glue-point="2">
          <text:p/>
        </draw:connector>
        <draw:connector draw:style-name="gr9" draw:text-style-name="P2" draw:layer="layout" svg:x1="27cm" svg:y1="22.75cm" svg:x2="25cm" svg:y2="22.75cm" draw:start-shape="id61" draw:start-glue-point="3" draw:end-shape="id62" draw:end-glue-point="1">
          <text:p/>
        </draw:connector>
        <draw:connector draw:style-name="gr9" draw:text-style-name="P2" draw:layer="layout" svg:x1="23.25cm" svg:y1="23.5cm" svg:x2="23.25cm" svg:y2="24.5cm" draw:start-shape="id62" draw:start-glue-point="2" draw:end-shape="id63" draw:end-glue-point="0">
          <text:p/>
        </draw:connector>
        <draw:connector draw:style-name="gr9" draw:text-style-name="P2" draw:layer="layout" svg:x1="23.25cm" svg:y1="26cm" svg:x2="23.25cm" svg:y2="27cm" draw:start-shape="id63" draw:start-glue-point="2" draw:end-shape="id64" draw:end-glue-point="0">
          <text:p/>
        </draw:connector>
        <draw:rect draw:style-name="gr4" draw:text-style-name="P3" draw:id="id65" draw:layer="layout" svg:width="3.5cm" svg:height="1.5cm" svg:x="35cm" svg:y="22cm">
          <text:p text:style-name="P3">The Alien</text:p>
          <text:p text:style-name="P3">Strategy</text:p>
        </draw:rect>
        <draw:connector draw:style-name="gr9" draw:text-style-name="P2" draw:layer="layout" svg:x1="35cm" svg:y1="22.75cm" svg:x2="28.5cm" svg:y2="22.75cm" draw:start-shape="id65" draw:start-glue-point="3" draw:end-shape="id61" draw:end-glue-point="1">
          <text:p/>
        </draw:connector>
        <draw:rect draw:style-name="gr5" draw:text-style-name="P1" draw:id="id69" draw:layer="layout" svg:width="3.5cm" svg:height="1.5cm" svg:x="8cm" svg:y="49cm">
          <text:p text:style-name="P1"><text:span text:style-name="T1">Monomolecular</text:span></text:p>
          <text:p text:style-name="P1"><text:span text:style-name="T1">Blades</text:span></text:p>
        </draw:rect>
        <draw:rect draw:style-name="gr5" draw:text-style-name="P1" draw:id="id71" draw:layer="layout" svg:width="3.5cm" svg:height="1.5cm" svg:x="12.5cm" svg:y="49cm">
          <text:p text:style-name="P1"><text:span text:style-name="T1">Laser Pistol</text:span></text:p>
        </draw:rect>
        <draw:rect draw:style-name="gr5" draw:text-style-name="P1" draw:id="id74" draw:layer="layout" svg:width="3.5cm" svg:height="1.5cm" svg:x="17cm" svg:y="49cm">
          <text:p text:style-name="P1"><text:span text:style-name="T1">Laser Rifle</text:span></text:p>
        </draw:rect>
        <draw:rect draw:style-name="gr5" draw:text-style-name="P1" draw:id="id75" draw:layer="layout" svg:width="3.5cm" svg:height="1.5cm" svg:x="21.5cm" svg:y="49cm">
          <text:p text:style-name="P1"><text:span text:style-name="T1">Heavy Laser</text:span></text:p>
        </draw:rect>
        <draw:rect draw:style-name="gr8" draw:text-style-name="P3" draw:layer="layout" svg:width="3.5cm" svg:height="1.5cm" svg:x="17cm" svg:y="46.5cm">
          <text:p text:style-name="P3">Needler Gun</text:p>
        </draw:rect>
        <draw:rect draw:style-name="gr1" draw:text-style-name="P1" draw:id="id68" draw:layer="layout" svg:width="3.5cm" svg:height="1.5cm" svg:x="12.5cm" svg:y="46.5cm">
          <text:p text:style-name="P1"><text:span text:style-name="T1">Kerrblade</text:span></text:p>
        </draw:rect>
        <draw:rect draw:style-name="gr5" draw:text-style-name="P1" draw:id="id73" draw:layer="layout" svg:width="3.5cm" svg:height="1.5cm" svg:x="17cm" svg:y="51.5cm">
          <text:p text:style-name="P1"><text:span text:style-name="T1">D-F Cartridge</text:span></text:p>
        </draw:rect>
        <draw:rect draw:style-name="gr1" draw:text-style-name="P1" draw:id="id70" draw:layer="layout" svg:width="3.5cm" svg:height="1.5cm" svg:x="12.5cm" svg:y="51.5cm">
          <text:p text:style-name="P1"><text:span text:style-name="T1">Continuous</text:span></text:p>
          <text:p text:style-name="P1"><text:span text:style-name="T1">Wave Laser</text:span></text:p>
          <text:p text:style-name="P1"><text:span text:style-name="T1">Operation</text:span></text:p>
        </draw:rect>
        <draw:rect draw:style-name="gr4" draw:text-style-name="P3" draw:id="id72" draw:layer="layout" svg:width="3.5cm" svg:height="1.5cm" svg:x="12.5cm" svg:y="54cm">
          <text:p text:style-name="P3">Base Defence</text:p>
          <text:p text:style-name="P3">Laser Turret</text:p>
        </draw:rect>
        <draw:rect draw:style-name="gr4" draw:text-style-name="P3" draw:id="id76" draw:layer="layout" svg:width="3.5cm" svg:height="1.5cm" svg:x="17cm" svg:y="54cm">
          <text:p text:style-name="P3">Aerial Laser</text:p>
          <text:p text:style-name="P3">Cannon</text:p>
        </draw:rect>
        <draw:rect draw:style-name="gr4" draw:text-style-name="P3" draw:id="id77" draw:layer="layout" svg:width="3.5cm" svg:height="1.5cm" svg:x="21.5cm" svg:y="54cm">
          <text:p text:style-name="P3">UVLG</text:p>
        </draw:rect>
        <draw:circle draw:style-name="gr2" draw:text-style-name="P1" draw:id="id67" draw:layer="layout" svg:width="1.5cm" svg:height="1.5cm" svg:x="9cm" svg:y="46.5cm">
          <text:p text:style-name="P1"><text:span text:style-name="T1">And</text:span></text:p>
        </draw:circle>
        <draw:connector draw:style-name="gr9" draw:text-style-name="P2" draw:layer="layout" svg:x1="9.75cm" svg:y1="36cm" svg:x2="9.75cm" svg:y2="46.5cm" draw:start-shape="id66" draw:start-glue-point="2" draw:end-shape="id67" draw:end-glue-point="0">
          <text:p/>
        </draw:connector>
        <draw:connector draw:style-name="gr9" draw:text-style-name="P2" draw:layer="layout" svg:x1="12.5cm" svg:y1="47.25cm" svg:x2="10.5cm" svg:y2="47.25cm" draw:start-shape="id68" draw:start-glue-point="3" draw:end-shape="id67" draw:end-glue-point="1">
          <text:p/>
        </draw:connector>
        <draw:connector draw:style-name="gr9" draw:text-style-name="P2" draw:layer="layout" svg:x1="9.75cm" svg:y1="48cm" svg:x2="9.75cm" svg:y2="49cm" draw:start-shape="id67" draw:start-glue-point="2" draw:end-shape="id69" draw:end-glue-point="0">
          <text:p/>
        </draw:connector>
        <draw:connector draw:style-name="gr9" draw:text-style-name="P2" draw:layer="layout" svg:x1="14.25cm" svg:y1="51.5cm" svg:x2="14.25cm" svg:y2="50.5cm" draw:start-shape="id70" draw:start-glue-point="0" draw:end-shape="id71" draw:end-glue-point="2">
          <text:p/>
        </draw:connector>
        <draw:connector draw:style-name="gr9" draw:text-style-name="P2" draw:layer="layout" svg:x1="14.25cm" svg:y1="53cm" svg:x2="14.25cm" svg:y2="54cm" draw:start-shape="id70" draw:start-glue-point="2" draw:end-shape="id72" draw:end-glue-point="0">
          <text:p/>
        </draw:connector>
        <draw:connector draw:style-name="gr9" draw:text-style-name="P2" draw:layer="layout" svg:x1="16cm" svg:y1="52.25cm" svg:x2="17cm" svg:y2="52.25cm" draw:start-shape="id70" draw:start-glue-point="1" draw:end-shape="id73" draw:end-glue-point="3">
          <text:p/>
        </draw:connector>
        <draw:connector draw:style-name="gr9" draw:text-style-name="P2" draw:layer="layout" draw:type="lines" draw:line-skew="0.01cm -0.01cm" svg:x1="14.25cm" svg:y1="51.5cm" svg:x2="18.75cm" svg:y2="50.5cm" draw:start-shape="id70" draw:start-glue-point="0" draw:end-shape="id74" draw:end-glue-point="2">
          <text:p/>
        </draw:connector>
        <draw:connector draw:style-name="gr9" draw:text-style-name="P2" draw:layer="layout" draw:type="lines" draw:line-skew="0.01cm -0.01cm" svg:x1="14.25cm" svg:y1="51.5cm" svg:x2="23.25cm" svg:y2="50.5cm" draw:start-shape="id70" draw:start-glue-point="0" draw:end-shape="id75" draw:end-glue-point="2">
          <text:p/>
        </draw:connector>
        <draw:connector draw:style-name="gr9" draw:text-style-name="P2" draw:layer="layout" draw:type="lines" svg:x1="14.25cm" svg:y1="53cm" svg:x2="18.75cm" svg:y2="54cm" draw:start-shape="id70" draw:start-glue-point="2" draw:end-shape="id76" draw:end-glue-point="0">
          <text:p/>
        </draw:connector>
        <draw:connector draw:style-name="gr9" draw:text-style-name="P2" draw:layer="layout" draw:type="lines" svg:x1="14.25cm" svg:y1="53cm" svg:x2="23.25cm" svg:y2="54cm" draw:start-shape="id70" draw:start-glue-point="2" draw:end-shape="id77" draw:end-glue-point="0">
          <text:p/>
        </draw:connector>
        <draw:rect draw:style-name="gr4" draw:text-style-name="P3" draw:id="id92" draw:layer="layout" svg:width="3.5cm" svg:height="1.5cm" svg:x="21.5cm" svg:y="19.5cm">
          <text:p text:style-name="P3">Behind the</text:p>
          <text:p text:style-name="P3">Facade</text:p>
        </draw:rect>
        <draw:rect draw:style-name="gr4" draw:text-style-name="P3" draw:id="id91" draw:layer="layout" svg:width="3.5cm" svg:height="1.5cm" svg:x="21.5cm" svg:y="17cm">
          <text:p text:style-name="P3">Second</text:p>
          <text:p text:style-name="P3">Generation</text:p>
          <text:p text:style-name="P3">Vaccine</text:p>
        </draw:rect>
        <draw:rect draw:style-name="gr4" draw:text-style-name="P3" draw:id="id88" draw:layer="layout" svg:width="3.5cm" svg:height="1.5cm" svg:x="26cm" svg:y="17cm">
          <text:p text:style-name="P3">Alien Infiltration</text:p>
        </draw:rect>
        <draw:rect draw:style-name="gr4" draw:text-style-name="P3" draw:id="id87" draw:layer="layout" svg:width="3.5cm" svg:height="1.5cm" svg:x="26cm" svg:y="14.5cm">
          <text:p text:style-name="P3">The Enemy on</text:p>
          <text:p text:style-name="P3">Earth - Revisited</text:p>
        </draw:rect>
        <draw:rect draw:style-name="gr8" draw:text-style-name="P3" draw:id="id90" draw:layer="layout" svg:width="3.5cm" svg:height="1.5cm" svg:x="21.5cm" svg:y="14.5cm">
          <text:p text:style-name="P3">A Significant</text:p>
          <text:p text:style-name="P3">Victory</text:p>
        </draw:rect>
        <draw:rect draw:style-name="gr8" draw:text-style-name="P3" draw:id="id89" draw:layer="layout" svg:width="3.5cm" svg:height="1.5cm" svg:x="21.5cm" svg:y="12cm">
          <text:p text:style-name="P3">Alien Psionics</text:p>
        </draw:rect>
        <draw:rect draw:style-name="gr8" draw:text-style-name="P3" draw:layer="layout" svg:width="3.5cm" svg:height="1.5cm" svg:x="17cm" svg:y="12cm">
          <text:p text:style-name="P3">Alien Psi</text:p>
          <text:p text:style-name="P3">Device</text:p>
        </draw:rect>
        <draw:rect draw:style-name="gr5" draw:text-style-name="P1" draw:id="id85" draw:layer="layout" svg:width="3.5cm" svg:height="1.5cm" svg:x="30.5cm" svg:y="14.5cm">
          <text:p text:style-name="P1"><text:span text:style-name="T1">XVI Census</text:span></text:p>
        </draw:rect>
        <draw:rect draw:style-name="gr5" draw:text-style-name="P1" draw:id="id81" draw:layer="layout" svg:width="3.5cm" svg:height="1.5cm" svg:x="30.5cm" svg:y="12cm">
          <text:p text:style-name="P1"><text:span text:style-name="T1">The Enemy on</text:span></text:p>
          <text:p text:style-name="P1"><text:span text:style-name="T1">Earth</text:span></text:p>
        </draw:rect>
        <draw:rect draw:style-name="gr5" draw:text-style-name="P1" draw:id="id80" draw:layer="layout" svg:width="3.5cm" svg:height="1.5cm" svg:x="30.5cm" svg:y="7cm">
          <text:p text:style-name="P1"><text:span text:style-name="T1">A New Twist</text:span></text:p>
        </draw:rect>
        <draw:rect draw:style-name="gr5" draw:text-style-name="P1" draw:id="id83" draw:layer="layout" svg:width="3.5cm" svg:height="1.5cm" svg:x="35cm" svg:y="7cm">
          <text:p text:style-name="P1"><text:span text:style-name="T1">Alien</text:span></text:p>
          <text:p text:style-name="P1"><text:span text:style-name="T1">Communication</text:span></text:p>
        </draw:rect>
        <draw:rect draw:style-name="gr5" draw:text-style-name="P1" draw:id="id79" draw:layer="layout" svg:width="3.5cm" svg:height="1.5cm" svg:x="26cm" svg:y="4.5cm">
          <text:p text:style-name="P1"><text:span text:style-name="T1">Odd Behaviour</text:span></text:p>
        </draw:rect>
        <draw:rect draw:style-name="gr5" draw:text-style-name="P1" draw:id="id82" draw:layer="layout" svg:width="3.5cm" svg:height="1.5cm" svg:x="21.5cm" svg:y="4.5cm">
          <text:p text:style-name="P1"><text:span text:style-name="T1">The Alien Mind</text:span></text:p>
        </draw:rect>
        <draw:rect draw:style-name="gr5" draw:text-style-name="P1" draw:id="id84" draw:layer="layout" svg:width="3.5cm" svg:height="1.5cm" svg:x="35cm" svg:y="9.5cm">
          <text:p text:style-name="P1"><text:span text:style-name="T1">Universal</text:span></text:p>
          <text:p text:style-name="P1"><text:span text:style-name="T1">Serum</text:span></text:p>
        </draw:rect>
        <draw:circle draw:style-name="gr2" draw:text-style-name="P1" draw:id="id78" draw:layer="layout" svg:width="1.5cm" svg:height="1.5cm" svg:x="27cm" svg:y="7cm">
          <text:p text:style-name="P1"><text:span text:style-name="T1">And</text:span></text:p>
        </draw:circle>
        <draw:connector draw:style-name="gr9" draw:text-style-name="P2" draw:layer="layout" svg:x1="14.25cm" svg:y1="27cm" svg:x2="27cm" svg:y2="7.75cm" draw:start-shape="id2" draw:start-glue-point="0" draw:end-shape="id78" draw:end-glue-point="3">
          <text:p/>
        </draw:connector>
        <draw:connector draw:style-name="gr9" draw:text-style-name="P2" draw:layer="layout" svg:x1="27.75cm" svg:y1="6cm" svg:x2="27.75cm" svg:y2="7cm" draw:start-shape="id79" draw:start-glue-point="2" draw:end-shape="id78" draw:end-glue-point="0">
          <text:p/>
        </draw:connector>
        <draw:connector draw:style-name="gr9" draw:text-style-name="P2" draw:layer="layout" svg:x1="32.25cm" svg:y1="8.5cm" svg:x2="32.25cm" svg:y2="12cm" draw:start-shape="id80" draw:start-glue-point="2" draw:end-shape="id81" draw:end-glue-point="0">
          <text:p/>
        </draw:connector>
        <draw:connector draw:style-name="gr9" draw:text-style-name="P2" draw:layer="layout" svg:x1="9.75cm" svg:y1="27cm" svg:x2="21.5cm" svg:y2="5.25cm" draw:start-shape="id1" draw:start-glue-point="0" draw:end-shape="id82" draw:end-glue-point="3">
          <text:p/>
        </draw:connector>
        <draw:connector draw:style-name="gr9" draw:text-style-name="P2" draw:layer="layout" svg:x1="25cm" svg:y1="5.25cm" svg:x2="26cm" svg:y2="5.25cm" draw:start-shape="id82" draw:start-glue-point="1" draw:end-shape="id79" draw:end-glue-point="3">
          <text:p/>
        </draw:connector>
        <draw:connector draw:style-name="gr9" draw:text-style-name="P2" draw:layer="layout" draw:type="lines" draw:line-skew="-0.01cm 0.01cm" svg:x1="27.75cm" svg:y1="6cm" svg:x2="36.75cm" svg:y2="7cm" draw:start-shape="id79" draw:start-glue-point="2" draw:end-shape="id83" draw:end-glue-point="0">
          <text:p/>
        </draw:connector>
        <draw:connector draw:style-name="gr9" draw:text-style-name="P2" draw:layer="layout" svg:x1="36.75cm" svg:y1="8.5cm" svg:x2="36.75cm" svg:y2="9.5cm" draw:start-shape="id83" draw:start-glue-point="2" draw:end-shape="id84" draw:end-glue-point="0">
          <text:p/>
        </draw:connector>
        <draw:connector draw:style-name="gr9" draw:text-style-name="P2" draw:layer="layout" svg:x1="32.25cm" svg:y1="13.5cm" svg:x2="32.25cm" svg:y2="14.5cm" draw:start-shape="id81" draw:start-glue-point="2" draw:end-shape="id85" draw:end-glue-point="0">
          <text:p/>
        </draw:connector>
        <draw:circle draw:style-name="gr2" draw:text-style-name="P1" draw:id="id86" draw:layer="layout" svg:width="1.5cm" svg:height="1.5cm" svg:x="27cm" svg:y="12cm">
          <text:p text:style-name="P1"><text:span text:style-name="T1">And</text:span></text:p>
        </draw:circle>
        <draw:connector draw:style-name="gr9" draw:text-style-name="P2" draw:layer="layout" svg:x1="28.5cm" svg:y1="7.75cm" svg:x2="30.5cm" svg:y2="7.75cm" draw:start-shape="id78" draw:start-glue-point="1" draw:end-shape="id80" draw:end-glue-point="3">
          <text:p/>
        </draw:connector>
        <draw:connector draw:style-name="gr9" draw:text-style-name="P2" draw:layer="layout" svg:x1="30.5cm" svg:y1="12.75cm" svg:x2="28.5cm" svg:y2="12.75cm" draw:start-shape="id81" draw:start-glue-point="3" draw:end-shape="id86" draw:end-glue-point="1">
          <text:p/>
        </draw:connector>
        <draw:connector draw:style-name="gr9" draw:text-style-name="P2" draw:layer="layout" svg:x1="27.75cm" svg:y1="13.5cm" svg:x2="27.75cm" svg:y2="14.5cm" draw:start-shape="id86" draw:start-glue-point="2" draw:end-shape="id87" draw:end-glue-point="0">
          <text:p/>
        </draw:connector>
        <draw:connector draw:style-name="gr9" draw:text-style-name="P2" draw:layer="layout" svg:x1="27.75cm" svg:y1="16cm" svg:x2="27.75cm" svg:y2="17cm" draw:start-shape="id87" draw:start-glue-point="2" draw:end-shape="id88" draw:end-glue-point="0">
          <text:p/>
        </draw:connector>
        <draw:connector draw:style-name="gr9" draw:text-style-name="P2" draw:layer="layout" draw:line-skew="-3.75cm" svg:x1="32.25cm" svg:y1="8.5cm" svg:x2="36.75cm" svg:y2="22cm" draw:start-shape="id80" draw:start-glue-point="2" draw:end-shape="id65">
          <text:p/>
        </draw:connector>
        <draw:connector draw:style-name="gr9" draw:text-style-name="P2" draw:layer="layout" svg:x1="25cm" svg:y1="12.75cm" svg:x2="27cm" svg:y2="12.75cm" draw:start-shape="id89" draw:start-glue-point="1" draw:end-shape="id86" draw:end-glue-point="3">
          <text:p/>
        </draw:connector>
        <draw:connector draw:style-name="gr9" draw:text-style-name="P2" draw:layer="layout" svg:x1="23.25cm" svg:y1="16cm" svg:x2="23.25cm" svg:y2="17cm" draw:start-shape="id90" draw:start-glue-point="2" draw:end-shape="id91" draw:end-glue-point="0">
          <text:p/>
        </draw:connector>
        <draw:connector draw:style-name="gr9" draw:text-style-name="P2" draw:layer="layout" svg:x1="23.25cm" svg:y1="18.5cm" svg:x2="23.25cm" svg:y2="19.5cm" draw:start-shape="id91" draw:start-glue-point="2" draw:end-shape="id92" draw:end-glue-point="0">
          <text:p/>
        </draw:connector>
        <draw:circle draw:style-name="gr13" draw:text-style-name="P1" draw:id="id94" draw:layer="layout" svg:width="1.5cm" svg:height="1.5cm" svg:x="27cm" svg:y="44cm">
          <text:p text:style-name="P1"><text:span text:style-name="T1">And</text:span></text:p>
        </draw:circle>
        <draw:rect draw:style-name="gr7" draw:text-style-name="P3" draw:id="id95" draw:layer="layout" svg:width="3.5cm" svg:height="1.5cm" svg:x="26cm" svg:y="49cm">
          <text:p text:style-name="P3">Airborne</text:p>
          <text:p text:style-name="P3">UGV</text:p>
        </draw:rect>
        <draw:rect draw:style-name="gr7" draw:text-style-name="P3" draw:id="id97" draw:layer="layout" svg:width="3.5cm" svg:height="1.5cm" svg:x="26cm" svg:y="66.5cm">
          <text:p text:style-name="P3">Miniaturized</text:p>
          <text:p text:style-name="P3">Alien Jets</text:p>
        </draw:rect>
        <draw:connector draw:style-name="gr9" draw:text-style-name="P2" draw:layer="layout" svg:x1="18.75cm" svg:y1="36cm" svg:x2="27cm" svg:y2="44.75cm" draw:start-shape="id93" draw:start-glue-point="2" draw:end-shape="id94" draw:end-glue-point="3">
          <text:p/>
        </draw:connector>
        <draw:connector draw:style-name="gr9" draw:text-style-name="P2" draw:layer="layout" svg:x1="27.75cm" svg:y1="45.5cm" svg:x2="27.75cm" svg:y2="49cm" draw:start-shape="id94" draw:start-glue-point="2" draw:end-shape="id95" draw:end-glue-point="0">
          <text:p/>
        </draw:connector>
        <draw:connector draw:style-name="gr9" draw:text-style-name="P2" draw:layer="layout" svg:x1="59.25cm" svg:y1="41cm" svg:x2="28.5cm" svg:y2="44.75cm" draw:start-shape="id31" draw:start-glue-point="2" draw:end-shape="id94" draw:end-glue-point="1">
          <text:p/>
        </draw:connector>
        <draw:circle draw:style-name="gr13" draw:text-style-name="P1" draw:id="id96" draw:layer="layout" svg:width="1.5cm" svg:height="1.5cm" svg:x="27cm" svg:y="64cm">
          <text:p text:style-name="P1"><text:span text:style-name="T1">And</text:span></text:p>
        </draw:circle>
        <draw:connector draw:style-name="gr9" draw:text-style-name="P2" draw:layer="layout" svg:x1="27.75cm" svg:y1="50.5cm" svg:x2="27.75cm" svg:y2="64cm" draw:start-shape="id95" draw:start-glue-point="2" draw:end-shape="id96" draw:end-glue-point="0">
          <text:p/>
        </draw:connector>
        <draw:connector draw:style-name="gr9" draw:text-style-name="P2" draw:layer="layout" svg:x1="44cm" svg:y1="64.75cm" svg:x2="28.5cm" svg:y2="64.75cm" draw:start-shape="id45" draw:start-glue-point="3" draw:end-shape="id96" draw:end-glue-point="1">
          <text:p/>
        </draw:connector>
        <draw:connector draw:style-name="gr9" draw:text-style-name="P2" draw:layer="layout" svg:x1="27.75cm" svg:y1="65.5cm" svg:x2="27.75cm" svg:y2="66.5cm" draw:start-shape="id96" draw:start-glue-point="2" draw:end-shape="id97" draw:end-glue-point="0">
          <text:p/>
        </draw:connector>
        <draw:connector draw:style-name="gr9" draw:text-style-name="P2" draw:layer="layout" svg:x1="29.5cm" svg:y1="67.25cm" svg:x2="44cm" svg:y2="67.25cm" draw:start-shape="id97" draw:start-glue-point="1" draw:end-shape="id98" draw:end-glue-point="3">
          <text:p/>
        </draw:connector>
        <draw:rect draw:style-name="gr14" draw:text-style-name="P6" draw:layer="layout" svg:width="16.5cm" svg:height="13cm" svg:x="53.5cm" svg:y="55cm">
          <text:p text:style-name="P6"><text:span text:style-name="T3">Legend</text:span></text:p>
        </draw:rect>
        <draw:rect draw:style-name="gr4" draw:text-style-name="P3" draw:layer="layout" svg:width="3.5cm" svg:height="1.5cm" svg:x="54cm" svg:y="56.5cm">
          <text:p text:style-name="P3">Tech</text:p>
        </draw:rect>
        <draw:rect draw:style-name="gr5" draw:text-style-name="P1" draw:layer="layout" svg:width="3.5cm" svg:height="1.5cm" svg:x="54cm" svg:y="58.5cm">
          <text:p text:style-name="P1"><text:span text:style-name="T1">Tech</text:span></text:p>
        </draw:rect>
        <draw:rect draw:style-name="gr8" draw:text-style-name="P3" draw:layer="layout" svg:width="3.5cm" svg:height="1.5cm" svg:x="54cm" svg:y="63cm">
          <text:p text:style-name="P3">Tech</text:p>
        </draw:rect>
        <draw:rect draw:style-name="gr7" draw:text-style-name="P3" draw:layer="layout" svg:width="3.5cm" svg:height="1.5cm" svg:x="54cm" svg:y="60.5cm">
          <text:p text:style-name="P3">Tech</text:p>
        </draw:rect>
        <draw:ellipse draw:style-name="gr10" draw:text-style-name="P8" draw:layer="layout" svg:width="3.5cm" svg:height="1.5cm" svg:x="54cm" svg:y="66cm">
          <text:p text:style-name="P7"><text:span text:style-name="T4">Condition</text:span></text:p>
        </draw:ellipse>
        <draw:frame draw:style-name="gr15" draw:text-style-name="P10" draw:layer="layout" svg:width="8.376cm" svg:height="0.856cm" svg:x="61.243cm" svg:y="56.457cm">
          <draw:text-box>
            <text:p text:style-name="P9"><text:span text:style-name="T5">Entry that has been planned out, but not yet <text:s/>included </text:span></text:p>
            <text:p text:style-name="P9"><text:span text:style-name="T5">in the game.</text:span></text:p>
          </draw:text-box>
        </draw:frame>
        <draw:frame draw:style-name="gr15" draw:text-style-name="P10" draw:layer="layout" svg:width="8.274cm" svg:height="0.39cm" svg:x="61.243cm" svg:y="58.5cm">
          <draw:text-box>
            <text:p text:style-name="P9"><text:span text:style-name="T5">Entry that has been written and included in the game.</text:span></text:p>
          </draw:text-box>
        </draw:frame>
        <draw:frame draw:style-name="gr15" draw:text-style-name="P10" draw:layer="layout" svg:width="8.706cm" svg:height="1.322cm" svg:x="61cm" svg:y="60.457cm">
          <draw:text-box>
            <text:p text:style-name="P9"><text:span text:style-name="T5">Entry that is still in the design phase. No concrete plans </text:span></text:p>
            <text:p text:style-name="P9"><text:span text:style-name="T5">exist for this entry, and in fact it may even be discarded</text:span></text:p>
            <text:p text:style-name="P9"><text:span text:style-name="T5"><text:s/></text:span><text:span text:style-name="T5">in the long run.</text:span></text:p>
          </draw:text-box>
        </draw:frame>
        <draw:frame draw:style-name="gr16" draw:text-style-name="P9" draw:layer="layout" svg:width="7.952cm" svg:height="2.72cm" svg:x="61cm" svg:y="62.28cm">
          <draw:text-box>
            <text:p text:style-name="P9"><text:span text:style-name="T5">This is just a tree entry point, i.e. there are no lines </text:span></text:p>
            <text:p text:style-name="P9"><text:span text:style-name="T5"><text:s/></text:span><text:span text:style-name="T5">leading to this tech. The tech is either available</text:span></text:p>
            <text:p text:style-name="P9"><text:span text:style-name="T5"><text:s/></text:span><text:span text:style-name="T5">automatically, or made available through external </text:span></text:p>
            <text:p text:style-name="P9"><text:span text:style-name="T5">conditions.</text:span></text:p>
            <text:p text:style-name="P9"><text:span text:style-name="T5">(note: some other techs have external conditions </text:span></text:p>
            <text:p text:style-name="P9"><text:span text:style-name="T5">as well. Maybe I should mark this also?)</text:span></text:p>
          </draw:text-box>
        </draw:frame>
        <draw:frame draw:style-name="gr15" draw:text-style-name="P9" draw:layer="layout" svg:width="8.676cm" svg:height="1.788cm" svg:x="61cm" svg:y="65.712cm">
          <draw:text-box>
            <text:p text:style-name="P9"><text:span text:style-name="T5">The tech at the end of this path is ONLY available if the </text:span></text:p>
            <text:p text:style-name="P9"><text:span text:style-name="T5">condition in the ellipse is met. If not, the tech will not be </text:span></text:p>
            <text:p text:style-name="P9"><text:span text:style-name="T5">available to the player for the duration of the game. </text:span></text:p>
            <text:p text:style-name="P9"><text:span text:style-name="T5">There may be multiple conditions for one optional path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04-03T11:43:05</dc:date>
    <meta:editing-cycles>37</meta:editing-cycles>
    <meta:editing-duration>PT23H38M23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